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1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0080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cc9900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ó </text:p>
            <text:p>Scan.fieldName -&gt; Field.sourceId -&gt; Source.sourceName </text:p>
          </table:table-cell>
          <table:table-cell office:value-type="string">
            <text:p>OK</text:p>
          </table:table-cell>
          <table:table-cell table:style-name="ce10" office:value-type="string">
            <text:p>Es opcional en la tabla scan!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ra </text:p>
          </table:table-cell>
          <table:table-cell office:value-type="string">
            <text:p>Scan.fieldName -&gt; Field.sourceId -&gt; Source.direction[0] ó </text:p>
            <text:p>Scan.sourceName -&gt; Source.direction[0] </text:p>
          </table:table-cell>
          <table:table-cell office:value-type="string">
            <text:p>OK</text:p>
          </table:table-cell>
          <table:table-cell table:style-name="ce11"/>
          <table:table-cell table:number-columns-repeated="3"/>
        </table:table-row>
        <table:table-row table:style-name="ro2">
          <table:table-cell/>
          <table:table-cell table:style-name="ce3" office:value-type="string">
            <text:p>s_dec </text:p>
          </table:table-cell>
          <table:table-cell office:value-type="string">
            <text:p>Scan.fieldName -&gt; Field.sourceId -&gt; Source.direction[1] ó </text:p>
            <text:p>Scan.sourceName -&gt; Source.direction[1] </text:p>
          </table:table-cell>
          <table:table-cell office:value-type="string">
            <text:p>OK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0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t_exptime </text:p>
          </table:table-cell>
          <table:table-cell table:style-name="ce8" office:value-type="string">
            <text:p>Para todos los SubScan.subscanIntent = ON_SOURCE </text:p>
            <text:p>para un Scan exp = SubScan.endTime – SubScan.startTime</text:p>
            <text:p><text:s/>Sumar todos los exp obtneidos </text:p>
          </table:table-cell>
          <table:table-cell office:value-type="string">
            <text:p>OK</text:p>
          </table:table-cell>
          <table:table-cell table:style-name="ce12"/>
          <table:table-cell table:style-name="ce13" table:number-columns-repeated="3"/>
        </table:table-row>
        <table:table-row table:style-name="ro1">
          <table:table-cell/>
          <table:table-cell table:style-name="ce4" office:value-type="string">
            <text:p>t_resul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9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9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9"/>
          <table:table-cell table:style-name="ce11" office:value-type="string">
            <text:p>Problema: ¿como ubicar un Spectral_Window especifico? </text:p>
            <text:p>Ejemplo: uid___A002_X36a70f_X318, scan 1 tiene souceName = J0522-364, el que a su vez tiene 33 spectralWindows, algunos de los cuales tienen &lt;resolution&gt; y no todos los resolution tienen el mismo valor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9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9" office:value-type="string">
            <text:p>NULL</text:p>
          </table:table-cell>
          <table:table-cell table:style-name="ce9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9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9" office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0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0000-00-00T15:09: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7-11T15:16:57</dc:date>
    <meta:editing-duration>PT2H51M7S</meta:editing-duration>
    <meta:editing-cycles>18</meta:editing-cycles>
    <meta:generator>LibreOffice/4.0.2.2$Linux_x86 LibreOffice_project/400m0$Build-2</meta:generator>
    <dc:creator>Hector Calquin</dc:creator>
    <meta:document-statistic meta:table-count="3" meta:cell-count="101" meta:object-count="0"/>
  </office:meta>
</office:document-meta>
</file>